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Argument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ArgumentResolverTests.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ArgumentResolverTests.ignor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ArgumentResolverTests.getReques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ArgumentResolverTests.no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